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girls’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the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ut of the ordinary.</text:p>
      <text:p text:style-name="Normal">“Sigh...” she gave up her search and exited the restroom for good, somewhat disappointed. After all, whenever she entered the school premises, she always made sure to become someone else; it wouldn’t do to show her true self to others. </text:p>
      <text:p text:style-name="Normal"><text:span text:style-name="T1">Well, </text:span>not that she could do otherwise even if she tried; there were lots of things she wasn’t good at, and being honest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A~ah,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And as she turned to face you,</text:p>
      <text:p text:style-name="Normal">“Huh!? Why are you here??” Was reality listening to her? <text:span text:style-name="T1">Impossible. Am I dreaming? I must be dreaming.</text:span> She slapped herself: *smack!* It hurt. She wasn’t dreaming.</text:p>
      <text:p text:style-name="Normal">And as usual, barring a chuckle, you looked unfazed by her antics and waited a moment for her to calm down. And when she did,</text:p>
      <text:p text:style-name="Normal">“Hi!” you greeted her.</text:p>
      <text:p text:style-name="Normal">“S-sorry, I thought I was seeing things for a second, ahah... Hi...” she greeted you. Being equal-parts embarrassed and flustered, looking you in the eye wasn’t an option.</text:p>
      <text:p text:style-name="Normal">“No worries, and sorry for surprising you,” you didn’t look sorry at all though. In fact, from the few glimpses she could catch of your face, you were all smiles.</text:p>
      <text:p text:style-name="Normal">“... You did that on purpose, didn’t you?” she asked, now a tiny bit angry.</text:p>
      <text:p text:style-name="Normal">“Yes!” you answered without hesitation, beaming a smile that clearly said you’d do it again if you could.</text:p>
      <text:p text:style-name="Normal">“Ngh...” she could only groan and clench her fists in protest. In the meantime, her eyes —which had been searching for a place to settle— fell on a large stack of paper you were carrying in your hands.</text:p>
      <text:p text:style-name="Normal">You followed her line of sight, and with a </text:p>
      <text:p text:style-name="Normal">“Oh, these?” you held up the prints, “they’re text passages. Apparently we’re going to analyse them.” Then, tilting your head in the direction of the stairwell at the end of the hallway, “let’s go?”</text:p>
      <text:p text:style-name="Normal">Her answer was to nod. The classroom was on the upper floors, and as reluctant as she was to go, it wouldn’t do to keep others waiting for you because of her caprices.</text:p>
      <text:p text:style-name="Normal"/>
      <text:p text:style-name="Normal">The two of you reached the stairs in silence, and while you seemed fine with that, she was finding the situation awkward. So,</text:p>
      <text:p text:style-name="Normal"/>
      <text:p text:style-name="Normal">“I-in groups?” Well that was something she didn’t want to hear.</text:p>
      <text:p text:style-name="Normal">“Yeah, the teacher said we’re free to work with others, as long as we write down who we’re working with.”</text:p>
      <text:p text:style-name="Normal">The mere idea of trying to form a group sent shivers down her spine. But the way you said it, it sounded like cooperation was optional. <text:span text:style-name="T1">There’s still hope!</text:span> she thought. But that was only what she thought.</text:p>
      <text:p text:style-name="Normal">“You’re thinking of working alone again, aren’t you?” You saw right through her.</text:p>
      <text:p text:style-name="Normal">“Huh? Me?” Playing dumb was one of her favourite games, but it was of little use with you. As she dared to look you for more than just a moment, she realised that your mood had changed completely from a moment ago. The smile was gone, to take its place was an expression she couldn’t read. Your gaze was soft, but it was cold. Almost pitying.</text:p>
      <text:p text:style-name="Normal">“Yeah, I was thinking maybe it would be better if I don’t join a group...” she admitted, timidly.</text:p>
      <text:p text:style-name="Normal">“I thought so. You don’t like dealing with people, do you?” The corners of your mouth curled up, ever so slightly. And just like that, your expression changed yet again. Yours was such a warm smile.</text:p>
      <text:p text:style-name="Normal">“Hey, I have an idea,” you continued, “why don’t we work togeth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